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4a75a" officeooo:paragraph-rsid="00423113"/>
    </style:style>
    <style:style style:name="P2" style:family="paragraph" style:parent-style-name="Text_20_body">
      <style:text-properties officeooo:rsid="0024a75a" officeooo:paragraph-rsid="00423113"/>
    </style:style>
    <style:style style:name="P3" style:family="paragraph" style:parent-style-name="Text_20_body">
      <style:text-properties officeooo:rsid="00427f8e" officeooo:paragraph-rsid="00427f8e"/>
    </style:style>
    <style:style style:name="P4" style:family="paragraph" style:parent-style-name="Heading_20_1" style:master-page-name="Right_20_Page">
      <style:paragraph-properties style:page-number="auto"/>
      <style:text-properties officeooo:rsid="0024a75a" officeooo:paragraph-rsid="00423113"/>
    </style:style>
    <style:style style:name="P5" style:family="paragraph" style:parent-style-name="Heading_20_3">
      <style:text-properties officeooo:paragraph-rsid="00423113"/>
    </style:style>
    <style:style style:name="P6" style:family="paragraph" style:parent-style-name="Heading_20_3">
      <style:text-properties officeooo:rsid="00427f8e" officeooo:paragraph-rsid="00427f8e"/>
    </style:style>
    <style:style style:name="P7" style:family="paragraph" style:parent-style-name="Heading_20_3">
      <style:paragraph-properties fo:break-before="page"/>
      <style:text-properties officeooo:rsid="0024a75a" officeooo:paragraph-rsid="00423113"/>
    </style:style>
    <style:style style:name="T1" style:family="text">
      <style:text-properties officeooo:rsid="000f14e3"/>
    </style:style>
    <style:style style:name="T2" style:family="text">
      <style:text-properties officeooo:rsid="00245811"/>
    </style:style>
    <style:style style:name="T3" style:family="text">
      <style:text-properties officeooo:rsid="0022dc82"/>
    </style:style>
    <style:style style:name="T4" style:family="text">
      <style:text-properties officeooo:rsid="0024a75a"/>
    </style:style>
    <style:style style:name="T5" style:family="text">
      <style:text-properties officeooo:rsid="00423113"/>
    </style:style>
    <style:style style:name="T6" style:family="text">
      <style:text-properties officeooo:rsid="00427f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Wayfaring Stranger</text:h>
      <text:h text:style-name="Heading_20_2" text:outline-level="2">(<text:span text:style-name="T4">Traditional</text:span>)</text:h>
      <text:p text:style-name="Text_20_body">Time Signature: <text:span text:style-name="T1">4</text:span>/4</text:p>
      <text:p text:style-name="Text_20_body">Chords: <text:span text:style-name="T3">Am, Dm, Em, F, G</text:span></text:p>
      <text:p text:style-name="Text_20_body">Tempo: <text:span text:style-name="T2">80</text:span> - 1<text:span text:style-name="T2">0</text:span>0 BPM</text:p>
      <text:h text:style-name="P7" text:outline-level="3">[VERSE 1]</text:h>
      <text:p text:style-name="P1"><text:s text:c="11"/>Am</text:p>
      <text:p text:style-name="P1">I'm just a poor wayfaring stranger</text:p>
      <text:p text:style-name="P1"><text:s text:c="10"/>Dm <text:s text:c="19"/>Am <text:s text:c="3"/><text:span text:style-name="T5">G</text:span></text:p>
      <text:p text:style-name="P1">Traveling through this world of woe</text:p>
      <text:p text:style-name="P1"><text:s text:c="15"/>Am</text:p>
      <text:p text:style-name="P1">Yet there's no sickness, toil nor danger</text:p>
      <text:p text:style-name="P1"><text:s text:c="13"/>Dm <text:s text:c="5"/>Em <text:s text:c="5"/>Am</text:p>
      <text:p text:style-name="P1">In that fair land to which I go</text:p>
      <text:p text:style-name="P1"><text:s text:c="10"/>F <text:s text:c="14"/>C</text:p>
      <text:p text:style-name="P1">I'm going there to see my <text:span text:style-name="T6">father</text:span></text:p>
      <text:p text:style-name="P1"><text:s text:c="10"/>F <text:s text:c="15"/><text:span text:style-name="T5">C <text:s text:c="3"/>G</text:span></text:p>
      <text:p text:style-name="P1">I'm going there no more to roam</text:p>
      <text:p text:style-name="P1"><text:s text:c="12"/>Am</text:p>
      <text:p text:style-name="P1">I am just a-going o'er Jordan</text:p>
      <text:p text:style-name="P1"><text:s text:c="12"/>Dm <text:s text:c="8"/>Am <text:s text:c="3"/><text:span text:style-name="T5">G</text:span></text:p>
      <text:p text:style-name="P1">I am just a-going o'er home</text:p>
      <text:h text:style-name="P5" text:outline-level="3">[VERSE 2]</text:h>
      <text:p text:style-name="P1"><text:s text:c="12"/>Am</text:p>
      <text:p text:style-name="P1">I know dark clouds will gather o'er me</text:p>
      <text:p text:style-name="P1"><text:s text:c="10"/>Dm <text:s text:c="14"/>Am <text:s text:c="5"/><text:span text:style-name="T5">G</text:span></text:p>
      <text:p text:style-name="P1">I know my way is rough and steep</text:p>
      <text:p text:style-name="P1"><text:s text:c="11"/>Am</text:p>
      <text:p text:style-name="P1">But golden fields lie just before me</text:p>
      <text:p text:style-name="P1"><text:s text:c="12"/>Dm <text:s text:c="10"/>Em <text:s text:c="2"/>Am</text:p>
      <text:p text:style-name="P1">Where the redeemed shall ever sleep</text:p>
      <text:p text:style-name="P1"><text:s text:c="10"/>F <text:s text:c="13"/>C</text:p>
      <text:p text:style-name="P1">I'm going home to see my mother</text:p>
      <text:p text:style-name="P1"><text:s text:c="15"/>F <text:s text:c="13"/><text:span text:style-name="T5">C <text:s text:c="4"/>G</text:span></text:p>
      <text:p text:style-name="P1">She said she'd meet me when I come</text:p>
      <text:p text:style-name="P1"><text:s text:c="9"/>Am</text:p>
      <text:p text:style-name="P1">I'm only going over Jordan</text:p>
      <text:p text:style-name="P1"><text:s text:c="9"/>Dm <text:s text:c="8"/>Am <text:s text:c="3"/>G</text:p>
      <text:p text:style-name="P1">I'm only going over hom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" text:outline-level="3"><text:soft-page-break/>[VERSE 3]</text:h>
      <text:p text:style-name="P1"><text:s text:c="12"/>Am</text:p>
      <text:p text:style-name="P1">I know dark clouds will gather 'round me</text:p>
      <text:p text:style-name="P1"><text:s text:c="10"/>Dm <text:s text:c="14"/>Am <text:s text:c="4"/>G</text:p>
      <text:p text:style-name="P1">I know my way is rough and steep</text:p>
      <text:p text:style-name="P1"><text:s text:c="14"/>Am</text:p>
      <text:p text:style-name="P1">Yet beauteous fields lie out before me</text:p>
      <text:p text:style-name="P1"><text:s text:c="14"/>Dm <text:s text:c="11"/>Em <text:s text:c="4"/><text:span text:style-name="T5">A</text:span>m</text:p>
      <text:p text:style-name="P1">Where God's redeemed, their vigils keep</text:p>
      <text:p text:style-name="P1"><text:s text:c="10"/>F <text:s text:c="14"/>C</text:p>
      <text:p text:style-name="P1">I'm going there to see my mother</text:p>
      <text:p text:style-name="P1"><text:s text:c="15"/>F <text:s text:c="13"/><text:span text:style-name="T5">C <text:s text:c="5"/>G</text:span></text:p>
      <text:p text:style-name="P1">She said she'd meet me when I come</text:p>
      <text:p text:style-name="P1"><text:s text:c="11"/>Am</text:p>
      <text:p text:style-name="P1">I'm just a-going over Jordan</text:p>
      <text:p text:style-name="P1"><text:s text:c="11"/>Dm <text:s text:c="8"/>Am <text:s text:c="3"/><text:span text:style-name="T5">G</text:span></text:p>
      <text:p text:style-name="P1">I'm just a-going over home</text:p>
      <text:p text:style-name="P1"><text:s text:c="11"/>Am</text:p>
      <text:p text:style-name="P1">I'm just a poor wayfaring stranger</text:p>
      <text:p text:style-name="P1"><text:s text:c="11"/>Dm <text:s text:c="8"/>Am</text:p>
      <text:p text:style-name="P1">I'm just a-going over home</text:p>
      <text:h text:style-name="Heading_20_3" text:outline-level="3">[VERSE 4]</text:h>
      <text:p text:style-name="P3">I want to wear a crown of glory,</text:p>
      <text:p text:style-name="P3">When I get home to that bright land;</text:p>
      <text:p text:style-name="P3">I want to sing salvation’s story,</text:p>
      <text:p text:style-name="P3">In concert with that blood-washed band</text:p>
      <text:p text:style-name="P3">I’m going there there to meet my Saviour</text:p>
      <text:p text:style-name="P3">To sing His praises evermore;</text:p>
      <text:p text:style-name="P3">I’m just a-going over Jordan</text:p>
      <text:p text:style-name="P3">I’m just a-going over home</text:p>
      <text:h text:style-name="P6" text:outline-level="3">[VERSE 5]</text:h>
      <text:p text:style-name="P3">Of to be free from every trial</text:p>
      <text:p text:style-name="P3">This form shall rest beneath the sun</text:p>
      <text:p text:style-name="P3">I’ll drop the cross of self denial</text:p>
      <text:p text:style-name="P3">and enter in that home with God</text:p>
      <text:p text:style-name="P3">I’m going home to see my saviour</text:p>
      <text:p text:style-name="P3">Who spilled his precious blood for me</text:p>
      <text:p text:style-name="P3">I’m just a-going over Jordan</text:p>
      <text:p text:style-name="P3">I’m just a-going over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2M29S</meta:editing-duration>
    <meta:editing-cycles>49</meta:editing-cycles>
    <meta:generator>LibreOffice/5.2.5.1$MacOSX_X86_64 LibreOffice_project/0312e1a284a7d50ca85a365c316c7abbf20a4d22</meta:generator>
    <dc:title>Lyrics + Chords</dc:title>
    <dc:date>2017-04-06T10:54:35.786036000</dc:date>
    <meta:print-date>2017-04-03T12:23:29.985893000</meta:print-date>
    <meta:document-statistic meta:table-count="0" meta:image-count="0" meta:object-count="0" meta:page-count="3" meta:paragraph-count="78" meta:word-count="356" meta:character-count="2144" meta:non-whitespace-character-count="133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